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the latest, efficient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capacity gage.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filter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The 1-wire temperature sensor and the mini-OLED display ar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nd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made system is large so that this self-calibration adds no value and was deleted. <text:s text:c="3"/>Simple scalar-adder calibration of the installed <text:soft-page-break/>current sensor using a clamping current meter is sufficient to establish monitor <text:span text:style-name="T1">precision within about a half hour of time remaining estimate</text:span>. <text:s/>The system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Battery life may be monitored by repeat calibration. <text:s text:c="2"/>Most of my findings are preliminary based on my observations of prototypes and a lot of experience in the developement of computer controlled systems. <text:s text:c="3"/>Rigorous study is needed to establish the findings as fact for some product de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26S</meta:editing-duration>
    <meta:editing-cycles>4</meta:editing-cycles>
    <meta:generator>OpenOffice/4.1.12$Win32 OpenOffice.org_project/4112m1$Build-9809</meta:generator>
    <dc:date>2023-01-12T05:11:45.30</dc:date>
    <dc:creator>Dave Gutz</dc:creator>
    <meta:document-statistic meta:table-count="0" meta:image-count="0" meta:object-count="0" meta:page-count="2" meta:paragraph-count="5" meta:word-count="764" meta:character-count="5006"/>
    <meta:user-defined meta:name="Info 1"/>
    <meta:user-defined meta:name="Info 2"/>
    <meta:user-defined meta:name="Info 3"/>
    <meta:user-defined meta:name="Info 4"/>
  </office:meta>
</office:document-meta>
</file>